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8" table:default-cell-style-name="Default"/>
        <table:table-column table:style-name="co2" table:number-columns-repeated="16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16">
            <text:p>10016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32">
            <text:p>25032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16">
            <text:p>45016</text:p>
          </table:table-cell>
          <table:table-cell office:value-type="float" office:value="50032">
            <text:p>50032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16">
            <text:p>65016</text:p>
          </table:table-cell>
          <table:table-cell office:value-type="float" office:value="70016">
            <text:p>70016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16">
            <text:p>110016</text:p>
          </table:table-cell>
          <table:table-cell office:value-type="float" office:value="115000">
            <text:p>115000</text:p>
          </table:table-cell>
          <table:table-cell office:value-type="float" office:value="120032">
            <text:p>120032</text:p>
          </table:table-cell>
          <table:table-cell office:value-type="float" office:value="125016">
            <text:p>125016</text:p>
          </table:table-cell>
          <table:table-cell office:value-type="float" office:value="130016">
            <text:p>130016</text:p>
          </table:table-cell>
          <table:table-cell office:value-type="float" office:value="135032">
            <text:p>135032</text:p>
          </table:table-cell>
          <table:table-cell office:value-type="float" office:value="140047">
            <text:p>140047</text:p>
          </table:table-cell>
          <table:table-cell office:value-type="float" office:value="145016">
            <text:p>145016</text:p>
          </table:table-cell>
          <table:table-cell office:value-type="float" office:value="150032">
            <text:p>150032</text:p>
          </table:table-cell>
          <table:table-cell office:value-type="float" office:value="155016">
            <text:p>155016</text:p>
          </table:table-cell>
          <table:table-cell office:value-type="float" office:value="160016">
            <text:p>160016</text:p>
          </table:table-cell>
          <table:table-cell office:value-type="float" office:value="165032">
            <text:p>165032</text:p>
          </table:table-cell>
          <table:table-cell office:value-type="float" office:value="170016">
            <text:p>170016</text:p>
          </table:table-cell>
          <table:table-cell office:value-type="float" office:value="175032">
            <text:p>175032</text:p>
          </table:table-cell>
          <table:table-cell office:value-type="float" office:value="180016">
            <text:p>180016</text:p>
          </table:table-cell>
          <table:table-cell office:value-type="float" office:value="185016">
            <text:p>185016</text:p>
          </table:table-cell>
          <table:table-cell office:value-type="float" office:value="190032">
            <text:p>190032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00">
            <text:p>215000</text:p>
          </table:table-cell>
          <table:table-cell office:value-type="float" office:value="220032">
            <text:p>220032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16">
            <text:p>240016</text:p>
          </table:table-cell>
          <table:table-cell office:value-type="float" office:value="245000">
            <text:p>245000</text:p>
          </table:table-cell>
          <table:table-cell office:value-type="float" office:value="250032">
            <text:p>250032</text:p>
          </table:table-cell>
          <table:table-cell office:value-type="float" office:value="255000">
            <text:p>255000</text:p>
          </table:table-cell>
          <table:table-cell office:value-type="float" office:value="260047">
            <text:p>260047</text:p>
          </table:table-cell>
          <table:table-cell office:value-type="float" office:value="265047">
            <text:p>265047</text:p>
          </table:table-cell>
          <table:table-cell office:value-type="float" office:value="270000">
            <text:p>270000</text:p>
          </table:table-cell>
          <table:table-cell office:value-type="float" office:value="275032">
            <text:p>275032</text:p>
          </table:table-cell>
          <table:table-cell office:value-type="float" office:value="280000">
            <text:p>280000</text:p>
          </table:table-cell>
          <table:table-cell office:value-type="float" office:value="285032">
            <text:p>285032</text:p>
          </table:table-cell>
          <table:table-cell office:value-type="float" office:value="290000">
            <text:p>290000</text:p>
          </table:table-cell>
          <table:table-cell office:value-type="float" office:value="295016">
            <text:p>295016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1" office:value-type="float" office:value="193255.982715666">
            <text:p>193255,98271567</text:p>
          </table:table-cell>
          <table:table-cell table:style-name="ce1" office:value-type="float" office:value="192743.616468293">
            <text:p>192743,61646829</text:p>
          </table:table-cell>
          <table:table-cell table:number-columns-repeated="9" table:style-name="ce1" office:value-type="float" office:value="191088.02075845">
            <text:p>191088,02075845</text:p>
          </table:table-cell>
          <table:table-cell table:number-columns-repeated="15" table:style-name="ce1" office:value-type="float" office:value="190260.998862867">
            <text:p>190260,99886287</text:p>
          </table:table-cell>
          <table:table-cell table:number-columns-repeated="4" table:style-name="ce1" office:value-type="float" office:value="190244.952039465">
            <text:p>190244,95203947</text:p>
          </table:table-cell>
          <table:table-cell table:number-columns-repeated="12" table:style-name="ce1" office:value-type="float" office:value="188451.065545906">
            <text:p>188451,06554591</text:p>
          </table:table-cell>
          <table:table-cell table:number-columns-repeated="2" table:style-name="ce1" office:value-type="float" office:value="187968.631407621">
            <text:p>187968,63140762</text:p>
          </table:table-cell>
          <table:table-cell table:number-columns-repeated="3" table:style-name="ce1" office:value-type="float" office:value="186661.979622726">
            <text:p>186661,97962273</text:p>
          </table:table-cell>
          <table:table-cell table:number-columns-repeated="8" table:style-name="ce1" office:value-type="float" office:value="185497.976236557">
            <text:p>185497,97623656</text:p>
          </table:table-cell>
          <table:table-cell table:number-columns-repeated="3" table:style-name="ce1" office:value-type="float" office:value="183634.866016539">
            <text:p>183634,86601654</text:p>
          </table:table-cell>
          <table:table-cell table:style-name="ce1" office:value-type="float" office:value="183125.251338228">
            <text:p>183125,25133823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115">
            <text:p>115</text:p>
          </table:table-cell>
          <table:table-cell office:value-type="float" office:value="183">
            <text:p>183</text:p>
          </table:table-cell>
          <table:table-cell table:number-columns-repeated="9" office:value-type="float" office:value="334">
            <text:p>334</text:p>
          </table:table-cell>
          <table:table-cell table:number-columns-repeated="15" office:value-type="float" office:value="1542">
            <text:p>1542</text:p>
          </table:table-cell>
          <table:table-cell table:number-columns-repeated="4" office:value-type="float" office:value="3657">
            <text:p>3657</text:p>
          </table:table-cell>
          <table:table-cell table:number-columns-repeated="12" office:value-type="float" office:value="4247">
            <text:p>4247</text:p>
          </table:table-cell>
          <table:table-cell table:number-columns-repeated="2" office:value-type="float" office:value="5947">
            <text:p>5947</text:p>
          </table:table-cell>
          <table:table-cell table:number-columns-repeated="3" office:value-type="float" office:value="6208">
            <text:p>6208</text:p>
          </table:table-cell>
          <table:table-cell table:number-columns-repeated="8" office:value-type="float" office:value="6592">
            <text:p>6592</text:p>
          </table:table-cell>
          <table:table-cell table:number-columns-repeated="3" office:value-type="float" office:value="7739">
            <text:p>7739</text:p>
          </table:table-cell>
          <table:table-cell office:value-type="float" office:value="8207">
            <text:p>8207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number-columns-repeated="8" table:style-name="ce1" office:value-type="float" office:value="195922.877656817">
            <text:p>195922,87765682</text:p>
          </table:table-cell>
          <table:table-cell table:number-columns-repeated="3" table:style-name="ce1" office:value-type="float" office:value="194943.092549172">
            <text:p>194943,09254917</text:p>
          </table:table-cell>
          <table:table-cell table:number-columns-repeated="7" table:style-name="ce1" office:value-type="float" office:value="193517.719623666">
            <text:p>193517,71962367</text:p>
          </table:table-cell>
          <table:table-cell table:number-columns-repeated="2" table:style-name="ce1" office:value-type="float" office:value="193289.863231398">
            <text:p>193289,86323140</text:p>
          </table:table-cell>
          <table:table-cell table:style-name="ce1" office:value-type="float" office:value="191642.974336125">
            <text:p>191642,97433613</text:p>
          </table:table-cell>
          <table:table-cell table:number-columns-repeated="2" table:style-name="ce1" office:value-type="float" office:value="191044.094994252">
            <text:p>191044,09499425</text:p>
          </table:table-cell>
          <table:table-cell table:style-name="ce1" office:value-type="float" office:value="190905.125751712">
            <text:p>190905,12575171</text:p>
          </table:table-cell>
          <table:table-cell table:number-columns-repeated="2" table:style-name="ce1" office:value-type="float" office:value="190487.394244296">
            <text:p>190487,39424430</text:p>
          </table:table-cell>
          <table:table-cell table:number-columns-repeated="5" table:style-name="ce1" office:value-type="float" office:value="190244.952039465">
            <text:p>190244,95203947</text:p>
          </table:table-cell>
          <table:table-cell table:style-name="ce1" office:value-type="float" office:value="190344.828362166">
            <text:p>190344,82836217</text:p>
          </table:table-cell>
          <table:table-cell table:number-columns-repeated="7" table:style-name="ce1" office:value-type="float" office:value="189579.829741">
            <text:p>189579,82974100</text:p>
          </table:table-cell>
          <table:table-cell table:number-columns-repeated="3" table:style-name="ce1" office:value-type="float" office:value="189060.352343291">
            <text:p>189060,35234329</text:p>
          </table:table-cell>
          <table:table-cell table:number-columns-repeated="2" table:style-name="ce1" office:value-type="float" office:value="188051.083465117">
            <text:p>188051,08346512</text:p>
          </table:table-cell>
          <table:table-cell table:number-columns-repeated="3" table:style-name="ce1" office:value-type="float" office:value="186661.979622726">
            <text:p>186661,97962273</text:p>
          </table:table-cell>
          <table:table-cell table:number-columns-repeated="8" table:style-name="ce1" office:value-type="float" office:value="185510.550784254">
            <text:p>185510,55078425</text:p>
          </table:table-cell>
          <table:table-cell table:number-columns-repeated="3" table:style-name="ce1" office:value-type="float" office:value="184365.336170446">
            <text:p>184365,33617045</text:p>
          </table:table-cell>
          <table:table-cell table:style-name="ce1" office:value-type="float" office:value="183125.251338228">
            <text:p>183125,25133823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136">
            <text:p>136</text:p>
          </table:table-cell>
          <table:table-cell office:value-type="float" office:value="274">
            <text:p>274</text:p>
          </table:table-cell>
          <table:table-cell office:value-type="float" office:value="409">
            <text:p>409</text:p>
          </table:table-cell>
          <table:table-cell office:value-type="float" office:value="546">
            <text:p>546</text:p>
          </table:table-cell>
          <table:table-cell office:value-type="float" office:value="683">
            <text:p>683</text:p>
          </table:table-cell>
          <table:table-cell office:value-type="float" office:value="818">
            <text:p>818</text:p>
          </table:table-cell>
          <table:table-cell office:value-type="float" office:value="953">
            <text:p>953</text:p>
          </table:table-cell>
          <table:table-cell office:value-type="float" office:value="1089">
            <text:p>1089</text:p>
          </table:table-cell>
          <table:table-cell office:value-type="float" office:value="1224">
            <text:p>1224</text:p>
          </table:table-cell>
          <table:table-cell office:value-type="float" office:value="1362">
            <text:p>1362</text:p>
          </table:table-cell>
          <table:table-cell office:value-type="float" office:value="1498">
            <text:p>1498</text:p>
          </table:table-cell>
          <table:table-cell office:value-type="float" office:value="1634">
            <text:p>1634</text:p>
          </table:table-cell>
          <table:table-cell office:value-type="float" office:value="1772">
            <text:p>1772</text:p>
          </table:table-cell>
          <table:table-cell office:value-type="float" office:value="1908">
            <text:p>1908</text:p>
          </table:table-cell>
          <table:table-cell office:value-type="float" office:value="2044">
            <text:p>2044</text:p>
          </table:table-cell>
          <table:table-cell office:value-type="float" office:value="2181">
            <text:p>2181</text:p>
          </table:table-cell>
          <table:table-cell office:value-type="float" office:value="2319">
            <text:p>2319</text:p>
          </table:table-cell>
          <table:table-cell office:value-type="float" office:value="2456">
            <text:p>2456</text:p>
          </table:table-cell>
          <table:table-cell office:value-type="float" office:value="2592">
            <text:p>2592</text:p>
          </table:table-cell>
          <table:table-cell office:value-type="float" office:value="2729">
            <text:p>2729</text:p>
          </table:table-cell>
          <table:table-cell office:value-type="float" office:value="2868">
            <text:p>2868</text:p>
          </table:table-cell>
          <table:table-cell office:value-type="float" office:value="3006">
            <text:p>3006</text:p>
          </table:table-cell>
          <table:table-cell office:value-type="float" office:value="3141">
            <text:p>3141</text:p>
          </table:table-cell>
          <table:table-cell office:value-type="float" office:value="3282">
            <text:p>3282</text:p>
          </table:table-cell>
          <table:table-cell office:value-type="float" office:value="3423">
            <text:p>3423</text:p>
          </table:table-cell>
          <table:table-cell office:value-type="float" office:value="3564">
            <text:p>3564</text:p>
          </table:table-cell>
          <table:table-cell office:value-type="float" office:value="3706">
            <text:p>3706</text:p>
          </table:table-cell>
          <table:table-cell office:value-type="float" office:value="3849">
            <text:p>3849</text:p>
          </table:table-cell>
          <table:table-cell office:value-type="float" office:value="3990">
            <text:p>3990</text:p>
          </table:table-cell>
          <table:table-cell office:value-type="float" office:value="4132">
            <text:p>4132</text:p>
          </table:table-cell>
          <table:table-cell office:value-type="float" office:value="4272">
            <text:p>4272</text:p>
          </table:table-cell>
          <table:table-cell office:value-type="float" office:value="4414">
            <text:p>4414</text:p>
          </table:table-cell>
          <table:table-cell office:value-type="float" office:value="4558">
            <text:p>4558</text:p>
          </table:table-cell>
          <table:table-cell office:value-type="float" office:value="4699">
            <text:p>4699</text:p>
          </table:table-cell>
          <table:table-cell office:value-type="float" office:value="4840">
            <text:p>4840</text:p>
          </table:table-cell>
          <table:table-cell office:value-type="float" office:value="4981">
            <text:p>4981</text:p>
          </table:table-cell>
          <table:table-cell office:value-type="float" office:value="5123">
            <text:p>5123</text:p>
          </table:table-cell>
          <table:table-cell office:value-type="float" office:value="5265">
            <text:p>5265</text:p>
          </table:table-cell>
          <table:table-cell office:value-type="float" office:value="5407">
            <text:p>5407</text:p>
          </table:table-cell>
          <table:table-cell office:value-type="float" office:value="5549">
            <text:p>5549</text:p>
          </table:table-cell>
          <table:table-cell office:value-type="float" office:value="5690">
            <text:p>5690</text:p>
          </table:table-cell>
          <table:table-cell office:value-type="float" office:value="5832">
            <text:p>5832</text:p>
          </table:table-cell>
          <table:table-cell office:value-type="float" office:value="5972">
            <text:p>5972</text:p>
          </table:table-cell>
          <table:table-cell office:value-type="float" office:value="6116">
            <text:p>6116</text:p>
          </table:table-cell>
          <table:table-cell office:value-type="float" office:value="6258">
            <text:p>6258</text:p>
          </table:table-cell>
          <table:table-cell office:value-type="float" office:value="6401">
            <text:p>6401</text:p>
          </table:table-cell>
          <table:table-cell office:value-type="float" office:value="6543">
            <text:p>6543</text:p>
          </table:table-cell>
          <table:table-cell office:value-type="float" office:value="6684">
            <text:p>6684</text:p>
          </table:table-cell>
          <table:table-cell office:value-type="float" office:value="6825">
            <text:p>6825</text:p>
          </table:table-cell>
          <table:table-cell office:value-type="float" office:value="6967">
            <text:p>6967</text:p>
          </table:table-cell>
          <table:table-cell office:value-type="float" office:value="7109">
            <text:p>7109</text:p>
          </table:table-cell>
          <table:table-cell office:value-type="float" office:value="7251">
            <text:p>7251</text:p>
          </table:table-cell>
          <table:table-cell office:value-type="float" office:value="7392">
            <text:p>7392</text:p>
          </table:table-cell>
          <table:table-cell office:value-type="float" office:value="7531">
            <text:p>7531</text:p>
          </table:table-cell>
          <table:table-cell office:value-type="float" office:value="7675">
            <text:p>7675</text:p>
          </table:table-cell>
          <table:table-cell office:value-type="float" office:value="7818">
            <text:p>7818</text:p>
          </table:table-cell>
          <table:table-cell office:value-type="float" office:value="7962">
            <text:p>7962</text:p>
          </table:table-cell>
          <table:table-cell office:value-type="float" office:value="8104">
            <text:p>8104</text:p>
          </table:table-cell>
          <table:table-cell office:value-type="float" office:value="8246">
            <text:p>8246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88746.376688567">
            <text:p>188746,38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5840434.36770585">
            <text:p>5840434,37</text:p>
          </table:table-cell>
          <table:table-cell table:number-columns-repeated="58"/>
        </table:table-row>
        <table:table-row table:style-name="ro1">
          <table:table-cell table:number-columns-repeated="60"/>
        </table:table-row>
        <table:table-row table:style-name="ro1">
          <table:table-cell/>
          <table:table-cell>
            <draw:frame table:end-cell-address="Hoja1.F26" table:end-x="1.632cm" table:end-y="0.167cm" draw:z-index="0" draw:style-name="gr1" svg:width="15.579cm" svg:height="6.986cm" svg:x="0.885cm" svg:y="0.407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7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3:21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3:21:11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58cm" svg:height="6.987cm" chart:class="chart:scatter" chart:style-name="ch1">
        <chart:title svg:x="6.745cm" svg:y="0.14cm" chart:style-name="ch2">
          <text:p>prueba # 3</text:p>
        </chart:title>
        <chart:legend chart:legend-position="end" svg:x="13.879cm" svg:y="3.186cm" chart:style-name="ch3"/>
        <chart:plot-area chart:style-name="ch4" table:cell-range-address="Hoja1.A1:Hoja1.BH2" chart:data-source-has-labels="column" svg:x="0.421cm" svg:y="0.782cm" svg:width="13.147cm" svg:height="5.988cm">
          <chart:axis chart:dimension="x" chart:name="primary-x" chart:style-name="ch5">
            <chart:title svg:x="6.791cm" svg:y="6.312cm" chart:style-name="ch6">
              <text:p>tiempo</text:p>
            </chart:title>
          </chart:axis>
          <chart:axis chart:dimension="y" chart:name="primary-y" chart:style-name="ch7">
            <chart:title svg:x="0.312cm" svg:y="3.874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16">
                <text:p>10016</text:p>
              </table:table-cell>
              <table:table-cell office:value-type="float" office:value="15000">
                <text:p>15000</text:p>
              </table:table-cell>
              <table:table-cell office:value-type="float" office:value="20016">
                <text:p>20016</text:p>
              </table:table-cell>
              <table:table-cell office:value-type="float" office:value="25032">
                <text:p>25032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16">
                <text:p>40016</text:p>
              </table:table-cell>
              <table:table-cell office:value-type="float" office:value="45016">
                <text:p>45016</text:p>
              </table:table-cell>
              <table:table-cell office:value-type="float" office:value="50032">
                <text:p>50032</text:p>
              </table:table-cell>
              <table:table-cell office:value-type="float" office:value="55000">
                <text:p>55000</text:p>
              </table:table-cell>
              <table:table-cell office:value-type="float" office:value="60016">
                <text:p>60016</text:p>
              </table:table-cell>
              <table:table-cell office:value-type="float" office:value="65016">
                <text:p>65016</text:p>
              </table:table-cell>
              <table:table-cell office:value-type="float" office:value="70016">
                <text:p>70016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16">
                <text:p>110016</text:p>
              </table:table-cell>
              <table:table-cell office:value-type="float" office:value="115000">
                <text:p>115000</text:p>
              </table:table-cell>
              <table:table-cell office:value-type="float" office:value="120032">
                <text:p>120032</text:p>
              </table:table-cell>
              <table:table-cell office:value-type="float" office:value="125016">
                <text:p>125016</text:p>
              </table:table-cell>
              <table:table-cell office:value-type="float" office:value="130016">
                <text:p>130016</text:p>
              </table:table-cell>
              <table:table-cell office:value-type="float" office:value="135032">
                <text:p>135032</text:p>
              </table:table-cell>
              <table:table-cell office:value-type="float" office:value="140047">
                <text:p>140047</text:p>
              </table:table-cell>
              <table:table-cell office:value-type="float" office:value="145016">
                <text:p>145016</text:p>
              </table:table-cell>
              <table:table-cell office:value-type="float" office:value="150032">
                <text:p>150032</text:p>
              </table:table-cell>
              <table:table-cell office:value-type="float" office:value="155016">
                <text:p>155016</text:p>
              </table:table-cell>
              <table:table-cell office:value-type="float" office:value="160016">
                <text:p>160016</text:p>
              </table:table-cell>
              <table:table-cell office:value-type="float" office:value="165032">
                <text:p>165032</text:p>
              </table:table-cell>
              <table:table-cell office:value-type="float" office:value="170016">
                <text:p>170016</text:p>
              </table:table-cell>
              <table:table-cell office:value-type="float" office:value="175032">
                <text:p>175032</text:p>
              </table:table-cell>
              <table:table-cell office:value-type="float" office:value="180016">
                <text:p>180016</text:p>
              </table:table-cell>
              <table:table-cell office:value-type="float" office:value="185016">
                <text:p>185016</text:p>
              </table:table-cell>
              <table:table-cell office:value-type="float" office:value="190032">
                <text:p>190032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16">
                <text:p>210016</text:p>
              </table:table-cell>
              <table:table-cell office:value-type="float" office:value="215000">
                <text:p>215000</text:p>
              </table:table-cell>
              <table:table-cell office:value-type="float" office:value="220032">
                <text:p>220032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16">
                <text:p>240016</text:p>
              </table:table-cell>
              <table:table-cell office:value-type="float" office:value="245000">
                <text:p>245000</text:p>
              </table:table-cell>
              <table:table-cell office:value-type="float" office:value="250032">
                <text:p>250032</text:p>
              </table:table-cell>
              <table:table-cell office:value-type="float" office:value="255000">
                <text:p>255000</text:p>
              </table:table-cell>
              <table:table-cell office:value-type="float" office:value="260047">
                <text:p>260047</text:p>
              </table:table-cell>
              <table:table-cell office:value-type="float" office:value="265047">
                <text:p>265047</text:p>
              </table:table-cell>
              <table:table-cell office:value-type="float" office:value="270000">
                <text:p>270000</text:p>
              </table:table-cell>
              <table:table-cell office:value-type="float" office:value="275032">
                <text:p>275032</text:p>
              </table:table-cell>
              <table:table-cell office:value-type="float" office:value="280000">
                <text:p>280000</text:p>
              </table:table-cell>
              <table:table-cell office:value-type="float" office:value="285032">
                <text:p>285032</text:p>
              </table:table-cell>
              <table:table-cell office:value-type="float" office:value="290000">
                <text:p>290000</text:p>
              </table:table-cell>
              <table:table-cell office:value-type="float" office:value="295016">
                <text:p>295016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93255.982715666">
                <text:p>193255.982715666</text:p>
              </table:table-cell>
              <table:table-cell office:value-type="float" office:value="192743.616468293">
                <text:p>192743.616468293</text:p>
              </table:table-cell>
              <table:table-cell office:value-type="float" office:value="191088.02075845">
                <text:p>191088.02075845</text:p>
              </table:table-cell>
              <table:table-cell office:value-type="float" office:value="191088.02075845">
                <text:p>191088.02075845</text:p>
              </table:table-cell>
              <table:table-cell office:value-type="float" office:value="191088.02075845">
                <text:p>191088.02075845</text:p>
              </table:table-cell>
              <table:table-cell office:value-type="float" office:value="191088.02075845">
                <text:p>191088.02075845</text:p>
              </table:table-cell>
              <table:table-cell office:value-type="float" office:value="191088.02075845">
                <text:p>191088.02075845</text:p>
              </table:table-cell>
              <table:table-cell office:value-type="float" office:value="191088.02075845">
                <text:p>191088.02075845</text:p>
              </table:table-cell>
              <table:table-cell office:value-type="float" office:value="191088.02075845">
                <text:p>191088.02075845</text:p>
              </table:table-cell>
              <table:table-cell office:value-type="float" office:value="191088.02075845">
                <text:p>191088.02075845</text:p>
              </table:table-cell>
              <table:table-cell office:value-type="float" office:value="191088.02075845">
                <text:p>191088.02075845</text:p>
              </table:table-cell>
              <table:table-cell office:value-type="float" office:value="190260.998862867">
                <text:p>190260.998862867</text:p>
              </table:table-cell>
              <table:table-cell office:value-type="float" office:value="190260.998862867">
                <text:p>190260.998862867</text:p>
              </table:table-cell>
              <table:table-cell office:value-type="float" office:value="190260.998862867">
                <text:p>190260.998862867</text:p>
              </table:table-cell>
              <table:table-cell office:value-type="float" office:value="190260.998862867">
                <text:p>190260.998862867</text:p>
              </table:table-cell>
              <table:table-cell office:value-type="float" office:value="190260.998862867">
                <text:p>190260.998862867</text:p>
              </table:table-cell>
              <table:table-cell office:value-type="float" office:value="190260.998862867">
                <text:p>190260.998862867</text:p>
              </table:table-cell>
              <table:table-cell office:value-type="float" office:value="190260.998862867">
                <text:p>190260.998862867</text:p>
              </table:table-cell>
              <table:table-cell office:value-type="float" office:value="190260.998862867">
                <text:p>190260.998862867</text:p>
              </table:table-cell>
              <table:table-cell office:value-type="float" office:value="190260.998862867">
                <text:p>190260.998862867</text:p>
              </table:table-cell>
              <table:table-cell office:value-type="float" office:value="190260.998862867">
                <text:p>190260.998862867</text:p>
              </table:table-cell>
              <table:table-cell office:value-type="float" office:value="190260.998862867">
                <text:p>190260.998862867</text:p>
              </table:table-cell>
              <table:table-cell office:value-type="float" office:value="190260.998862867">
                <text:p>190260.998862867</text:p>
              </table:table-cell>
              <table:table-cell office:value-type="float" office:value="190260.998862867">
                <text:p>190260.998862867</text:p>
              </table:table-cell>
              <table:table-cell office:value-type="float" office:value="190260.998862867">
                <text:p>190260.998862867</text:p>
              </table:table-cell>
              <table:table-cell office:value-type="float" office:value="190260.998862867">
                <text:p>190260.998862867</text:p>
              </table:table-cell>
              <table:table-cell office:value-type="float" office:value="190244.952039465">
                <text:p>190244.952039465</text:p>
              </table:table-cell>
              <table:table-cell office:value-type="float" office:value="190244.952039465">
                <text:p>190244.952039465</text:p>
              </table:table-cell>
              <table:table-cell office:value-type="float" office:value="190244.952039465">
                <text:p>190244.952039465</text:p>
              </table:table-cell>
              <table:table-cell office:value-type="float" office:value="190244.952039465">
                <text:p>190244.952039465</text:p>
              </table:table-cell>
              <table:table-cell office:value-type="float" office:value="188451.065545906">
                <text:p>188451.065545906</text:p>
              </table:table-cell>
              <table:table-cell office:value-type="float" office:value="188451.065545906">
                <text:p>188451.065545906</text:p>
              </table:table-cell>
              <table:table-cell office:value-type="float" office:value="188451.065545906">
                <text:p>188451.065545906</text:p>
              </table:table-cell>
              <table:table-cell office:value-type="float" office:value="188451.065545906">
                <text:p>188451.065545906</text:p>
              </table:table-cell>
              <table:table-cell office:value-type="float" office:value="188451.065545906">
                <text:p>188451.065545906</text:p>
              </table:table-cell>
              <table:table-cell office:value-type="float" office:value="188451.065545906">
                <text:p>188451.065545906</text:p>
              </table:table-cell>
              <table:table-cell office:value-type="float" office:value="188451.065545906">
                <text:p>188451.065545906</text:p>
              </table:table-cell>
              <table:table-cell office:value-type="float" office:value="188451.065545906">
                <text:p>188451.065545906</text:p>
              </table:table-cell>
              <table:table-cell office:value-type="float" office:value="188451.065545906">
                <text:p>188451.065545906</text:p>
              </table:table-cell>
              <table:table-cell office:value-type="float" office:value="188451.065545906">
                <text:p>188451.065545906</text:p>
              </table:table-cell>
              <table:table-cell office:value-type="float" office:value="188451.065545906">
                <text:p>188451.065545906</text:p>
              </table:table-cell>
              <table:table-cell office:value-type="float" office:value="188451.065545906">
                <text:p>188451.065545906</text:p>
              </table:table-cell>
              <table:table-cell office:value-type="float" office:value="187968.631407621">
                <text:p>187968.631407621</text:p>
              </table:table-cell>
              <table:table-cell office:value-type="float" office:value="187968.631407621">
                <text:p>187968.631407621</text:p>
              </table:table-cell>
              <table:table-cell office:value-type="float" office:value="186661.979622726">
                <text:p>186661.979622726</text:p>
              </table:table-cell>
              <table:table-cell office:value-type="float" office:value="186661.979622726">
                <text:p>186661.979622726</text:p>
              </table:table-cell>
              <table:table-cell office:value-type="float" office:value="186661.979622726">
                <text:p>186661.979622726</text:p>
              </table:table-cell>
              <table:table-cell office:value-type="float" office:value="185497.976236557">
                <text:p>185497.976236557</text:p>
              </table:table-cell>
              <table:table-cell office:value-type="float" office:value="185497.976236557">
                <text:p>185497.976236557</text:p>
              </table:table-cell>
              <table:table-cell office:value-type="float" office:value="185497.976236557">
                <text:p>185497.976236557</text:p>
              </table:table-cell>
              <table:table-cell office:value-type="float" office:value="185497.976236557">
                <text:p>185497.976236557</text:p>
              </table:table-cell>
              <table:table-cell office:value-type="float" office:value="185497.976236557">
                <text:p>185497.976236557</text:p>
              </table:table-cell>
              <table:table-cell office:value-type="float" office:value="185497.976236557">
                <text:p>185497.976236557</text:p>
              </table:table-cell>
              <table:table-cell office:value-type="float" office:value="185497.976236557">
                <text:p>185497.976236557</text:p>
              </table:table-cell>
              <table:table-cell office:value-type="float" office:value="185497.976236557">
                <text:p>185497.976236557</text:p>
              </table:table-cell>
              <table:table-cell office:value-type="float" office:value="183634.866016539">
                <text:p>183634.866016539</text:p>
              </table:table-cell>
              <table:table-cell office:value-type="float" office:value="183634.866016539">
                <text:p>183634.866016539</text:p>
              </table:table-cell>
              <table:table-cell office:value-type="float" office:value="183634.866016539">
                <text:p>183634.866016539</text:p>
              </table:table-cell>
              <table:table-cell office:value-type="float" office:value="183125.251338228">
                <text:p>183125.2513382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